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Normale">
      <style:text-properties fo:font-size="14pt" style:font-size-asian="14pt"/>
    </style:style>
    <style:style style:name="P2" style:family="paragraph" style:parent-style-name="Normale" style:master-page-name="MP0">
      <style:paragraph-properties style:page-number="auto" fo:break-before="page"/>
      <style:text-properties fo:font-size="14pt" style:font-size-asian="14pt"/>
    </style:style>
    <style:style style:name="P3" style:family="paragraph" style:parent-style-name="Paragrafo_20_elenco">
      <style:text-properties fo:font-size="14pt" style:font-size-asian="14pt"/>
    </style:style>
    <style:style style:name="P4" style:family="paragraph" style:parent-style-name="Paragrafo_20_elenco" style:list-style-name="L1">
      <style:text-properties fo:font-size="14pt" style:font-size-asian="14pt"/>
    </style:style>
    <style:style style:name="P5" style:family="paragraph" style:parent-style-name="Paragrafo_20_elenco" style:list-style-name="L2">
      <style:text-properties fo:font-size="14pt" style:font-size-asian="14pt"/>
    </style:style>
    <style:style style:name="P6" style:family="paragraph" style:parent-style-name="Paragrafo_20_elenco" style:list-style-name="L6"/>
    <style:style style:name="P7" style:family="paragraph" style:parent-style-name="Paragrafo_20_elenco" style:list-style-name="L1">
      <style:paragraph-properties fo:margin-left="0cm" fo:margin-right="0cm" fo:text-indent="0cm" style:auto-text-indent="false"/>
    </style:style>
    <style:style style:name="P8" style:family="paragraph" style:parent-style-name="Paragrafo_20_elenco">
      <style:paragraph-properties fo:margin-left="0cm" fo:margin-right="0cm" fo:text-indent="0cm" style:auto-text-indent="false"/>
      <style:text-properties fo:font-size="14pt" style:font-size-asian="14pt"/>
    </style:style>
    <style:style style:name="P9" style:family="paragraph" style:parent-style-name="Paragrafo_20_elenco" style:list-style-name="L1">
      <style:paragraph-properties fo:margin-left="0cm" fo:margin-right="0cm" fo:text-indent="0cm" style:auto-text-indent="false"/>
      <style:text-properties fo:font-size="14pt" style:font-size-asian="14pt"/>
    </style:style>
    <style:style style:name="P10" style:family="paragraph" style:parent-style-name="Paragrafo_20_elenco" style:list-style-name="L3">
      <style:paragraph-properties fo:margin-left="0cm" fo:margin-right="0cm" fo:text-indent="0cm" style:auto-text-indent="false"/>
    </style:style>
    <style:style style:name="T1" style:family="text">
      <style:text-properties fo:font-size="14pt" style:font-size-asian="14pt"/>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style-name="WW_5f_CharLFO1LVL3" text:bullet-char="-">
        <style:list-level-properties text:list-level-position-and-space-mode="label-alignment">
          <style:list-level-label-alignment text:label-followed-by="listtab" fo:text-indent="-0.635cm" fo:margin-left="4.128cm"/>
        </style:list-level-properties>
        <style:text-properties style:font-name="Calibri"/>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fo:text-indent="-0.635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fo:text-indent="-0.635cm" fo:margin-left="-1.90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text:start-value="10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CENARIOS </text:p>
      <text:list xml:id="list7688601421489163515" text:style-name="L1">
        <text:list-header>
          <text:p text:style-name="P7"><text:span text:style-name="Car._20_predefinito_20_paragrafo"><text:span text:style-name="T1"/></text:span></text:p>
          <text:list>
            <text:list-item>
              <text:list>
                <text:list-item>
                  <text:list>
                    <text:list-item>
                      <text:p text:style-name="P7"><text:span text:style-name="Car._20_predefinito_20_paragrafo"><text:span text:style-name="T1">Enrico is a 18 years old boy, he is really likes sports and he is in the school athletic team. Due to the hard training sessions, his teammates tell him to download the Data4Help app to keep track of his health status. He downloads the app and insert his credential (email, password) and his body measuraments (weight, height, ..). Enrico can now monitor his health status comparing his collected data with the thresholds in the personal page of the Data4Help app.</text:span></text:span></text:p>
                    </text:list-item>
                  </text:list>
                </text:list-item>
              </text:list>
            </text:list-item>
          </text:list>
        </text:list-header>
      </text:list>
      <text:p text:style-name="P1"/>
      <text:p text:style-name="P8"/>
      <text:list xml:id="list1924649884" text:continue-numbering="true" text:style-name="L1">
        <text:list-header>
          <text:p text:style-name="P4"/>
        </text:list-header>
        <text:list-item>
          <text:p text:style-name="P4">The clinic “HealthMyPriority” decide to create a service to support his heart patients. The clinic want to notify them when they need to take their meds. HealthMyPriority dacide to use the data collected by Data4Help to ensure a good service to the customers. The HealthMyPriority administrator goes to the Data4Help website and fill out the registration form. Now he create the data requests for the customers by insterting their SSN.Therefore Data4Help send them a notification to ask them to answer to the request. When the clinic see that their customers have accepted the requests, the clinic subscribe to new data to receive new data as soon as they are produced and send the notification about the meds to take on their app.</text:p>
        </text:list-item>
        <text:list-item>
          <text:p text:style-name="P4">The Milan city council decide to join Data4Help to keep track of the health status of the citizen and decide to divide them into 3 age groups:</text:p>
        </text:list-item>
      </text:list>
      <text:p text:style-name="P3">Under 18</text:p>
      <text:p text:style-name="P3">Beetween 19 and 59</text:p>
      <text:p text:style-name="Paragrafo_20_elenco"><text:span text:style-name="T1">Over 60</text:span></text:p>
      <text:list xml:id="list6843733855164655869" text:style-name="L6">
        <text:list-header>
          <text:p text:style-name="P6"><text:span text:style-name="T1">After a technician has register the city, He sand the 3 requests based on the age range. The Data4Help system accepts 2 of them and send the related data. The third one (over 60) didn't match the costraint of the amount of people needed (the number of people over 60 registered to Data4Help is lower than 1000). Once the council receive the notifications, He decide to change the age limits and send 2 new requests:</text:span></text:p>
          <text:p text:style-name="P6"><text:span text:style-name="T1">a) Beetween 19 and 40</text:span></text:p>
          <text:p text:style-name="P6"><text:soft-page-break/><text:span text:style-name="T1">b) Over 41</text:span></text:p>
          <text:p text:style-name="P6"><text:span text:style-name="T1">Now the system approved the requests and send the related data to the city coucil.</text:span></text:p>
        </text:list-header>
      </text:list>
      <text:list xml:id="list3908107007141039577" text:style-name="L3">
        <text:list-item>
          <text:list>
            <text:list-item>
              <text:list>
                <text:list-item>
                  <text:list>
                    <text:list-item>
                      <text:list>
                        <text:list-header>
                          <text:p text:style-name="P10"><text:span text:style-name="T1"/></text:p>
                        </text:list-header>
                      </text:list>
                    </text:list-item>
                  </text:list>
                </text:list-item>
              </text:list>
            </text:list-item>
          </text:list>
        </text:list-item>
      </text:list>
      <text:list xml:id="list6741358901261926660" text:style-name="L2">
        <text:list-item>
          <text:list>
            <text:list-item>
              <text:list>
                <text:list-header>
                  <text:p text:style-name="P5"/>
                </text:list-header>
              </text:list>
            </text:list-item>
          </text:list>
        </text:list-item>
      </text:list>
      <text:list xml:id="list1118529996" text:continue-list="list1924649884" text:style-name="L1">
        <text:list-header>
          <text:p text:style-name="P9"/>
        </text:list-header>
        <text:list-item>
          <text:p text:style-name="P9">Sir Rossi is a 70 years old man and already has got 2 heart attack and other health problems. Rosa, his doughter, decide to buy him a smartwatch and to register him to the Data4Help service to monitor his health status. Once completed the registration, Rosa read about the AutomatedSOS service and decide to subscribe her father. Two nights later the service monitored an heath status under the threshold limits. Automatically AutomatedSOS sent the location and the health status data of Rossi to the ambulance service which arrived to his house only after 5 minutes and saved his life.</text:p>
        </text:list-item>
      </text:list>
      <text:p text:style-name="P1"/>
      <text:list xml:id="list1135901303" text:continue-numbering="true" text:style-name="L1">
        <text:list-header>
          <text:p text:style-name="P7"><text:span text:style-name="Car._20_predefinito_20_paragrafo"><text:span text:style-name="T1"/></text:span></text:p>
        </text:list-header>
        <text:list-item>
          <text:p text:style-name="P7"><text:span text:style-name="Car._20_predefinito_20_paragrafo"><text:span text:style-name="T1">Giacomo has been a Data4Help user for a long time to share his data with his gym service “GymAtHome” that helped him to do gym sessions at home. However Giacomo started the courses to a Bachelor Degree in Exercise Science this year. He received a notification on his Data4Help app for a data request from his new university to monitor the health status of his students. He accepted the request and Data4Help can now send his data to the university. At the same time he decide to withdraw the authorisation with the GymAtHome service becouse he prefer to apply what he is learning at the university. He open the Data4Help app, goes on the authorisations page and revoke the authorisation to GymAtHome.</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it" fo:country="IT"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it" fo:country="IT"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e" style:family="paragraph">
      <style:paragraph-properties fo:hyphenation-ladder-count="no-limit"/>
      <style:text-properties fo:hyphenate="false" fo:hyphenation-remain-char-count="0" fo:hyphenation-push-char-count="0"/>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Car._20_predefinito_20_paragrafo" style:display-name="Car. predefinito paragrafo" style:family="text"/>
    <style:style style:name="WW_5f_CharLFO1LVL3" style:display-name="WW_CharLFO1LVL3" style:family="text">
      <style:text-properties style:font-name="Calibri" style:font-name-asian="Calibri" style:font-name-complex="Calibri"/>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dc:title/>
    <dc:description/>
    <dc:subject/>
    <meta:initial-creator>Antonio Urbano</meta:initial-creator>
    <meta:creation-date>2018-10-28T15:58:00Z</meta:creation-date>
    <dc:date>2018-11-08T19:49:48</dc:date>
    <meta:editing-cycles>4</meta:editing-cycles>
    <meta:editing-duration>PT2H46M18S</meta:editing-duration>
    <meta:document-statistic meta:table-count="0" meta:image-count="0" meta:object-count="0" meta:page-count="2" meta:paragraph-count="13" meta:word-count="563" meta:character-count="3204"/>
    <meta:template xlink:type="simple" xlink:actuate="onRequest" xlink:title="" xlink:href="Normal.dotm"/>
  </office:meta>
</office:document-meta>
</file>